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2.825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0.523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0.514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1.823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6.681cm" fo:min-width="0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479cm" fo:min-width="3.092cm"/>
      <style:paragraph-properties style:writing-mode="lr-tb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479cm" fo:min-width="2.906cm"/>
      <style:paragraph-properties style:writing-mode="lr-tb"/>
    </style:style>
    <style:style style:name="gr1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0.45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2.222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svg:stroke-width="0.051cm" draw:marker-start-width="0.376cm" draw:marker-end-width="0.376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6.213cm" fo:min-width="5.02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381cm"/>
      <style:paragraph-properties style:writing-mode="lr-tb"/>
    </style:style>
    <style:style style:name="gr18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2.308cm" fo:padding-top="0.15cm" fo:padding-bottom="0.15cm" fo:padding-left="0.275cm" fo:padding-right="0.275cm"/>
      <style:paragraph-properties style:writing-mode="lr-tb"/>
    </style:style>
    <style:style style:name="gr19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1.38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2.165cm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svg:stroke-width="0.053cm" draw:marker-start-width="0.379cm" draw:marker-end-width="0.379cm" draw:textarea-horizontal-align="center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2.8cm" fo:padding-top="0.15cm" fo:padding-bottom="0.15cm" fo:padding-left="0.275cm" fo:padding-right="0.275cm"/>
      <style:paragraph-properties style:writing-mode="lr-tb"/>
    </style:style>
    <style:style style:name="gr2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 style:writing-mode="lr-tb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0" draw:id="id20" draw:layer="layout" svg:width="2.857cm" svg:height="0.635cm" svg:x="2.618cm" svg:y="5.328cm">
          <text:p text:style-name="P1"><text:span text:style-name="T1">DSC_Micr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858cm" svg:height="0.635cm" svg:x="8.639cm" svg:y="0.88cm">
          <text:p text:style-name="P1"><text:span text:style-name="T1">D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175cm" svg:height="0.635cm" svg:x="13.835cm" svg:y="5.328cm">
          <text:p text:style-name="P1"><text:span text:style-name="T1">DSC_MO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5" draw:id="id15" draw:layer="layout" svg:width="3.375cm" svg:height="0.635cm" svg:x="5.101cm" svg:y="8.73cm">
          <text:p text:style-name="P3"><text:span text:style-name="T2">DSC_Kmea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xml:id="id18" draw:id="id18" draw:layer="layout" svg:width="3.81cm" svg:height="0.635cm" svg:x="12.354cm" svg:y="8.73cm">
          <text:p text:style-name="P3"><text:span text:style-name="T2">DSC_CluStre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2" draw:id="id2" draw:layer="layout" svg:width="0.952cm" svg:height="0.61cm" svg:x="6.933cm" svg:y="3.968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5" draw:layer="layout" draw:line-skew="0.147cm -3.454cm -0.187cm" svg:x1="15.422cm" svg:y1="5.328cm" svg:x2="7.409cm" svg:y2="4.578cm" draw:start-shape="id1" draw:start-glue-point="0" draw:end-shape="id2" draw:end-glue-point="7" svg:d="M15422 5328v-380h-8016v-30h3v-340" svg:viewBox="0 0 8017 751">
          <text:p/>
        </draw:connector>
        <draw:custom-shape draw:style-name="gr1" draw:text-style-name="P2" xml:id="id4" draw:id="id4" draw:layer="layout" svg:width="2.858cm" svg:height="0.635cm" svg:x="5.98cm" svg:y="3.308cm">
          <text:p text:style-name="P1"><text:span text:style-name="T1">DSC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0.952cm" svg:height="0.61cm" svg:x="9.707cm" svg:y="1.54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5" draw:layer="layout" svg:x1="10.183cm" svg:y1="2.154cm" svg:x2="7.409cm" svg:y2="3.308cm" draw:start-shape="id3" draw:start-glue-point="7" draw:end-shape="id4" draw:end-glue-point="0" svg:d="M10183 2154v577h-2774v577" svg:viewBox="0 0 2775 1155">
          <text:p/>
        </draw:connector>
        <draw:custom-shape draw:style-name="gr5" draw:text-style-name="P2" draw:layer="layout" svg:width="1.073cm" svg:height="0.635cm" svg:x="16.428cm" svg:y="8.73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1.064cm" svg:height="0.635cm" svg:x="16.34cm" svg:y="3.308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5" draw:id="id5" draw:layer="layout" svg:width="2.373cm" svg:height="0.635cm" svg:x="9.842cm" svg:y="3.308cm">
          <text:p text:style-name="P1"><text:span text:style-name="T1">DSOutlier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10.183cm" svg:y1="2.154cm" svg:x2="11.028cm" svg:y2="3.308cm" draw:start-shape="id3" draw:start-glue-point="7" draw:end-shape="id5" draw:end-glue-point="0" svg:d="M10183 2154v577h845v577" svg:viewBox="0 0 846 1155">
          <text:p/>
        </draw:connector>
        <draw:connector draw:style-name="gr8" draw:text-style-name="P6" draw:layer="layout" svg:x1="10.183cm" svg:y1="2.154cm" svg:x2="16.872cm" svg:y2="3.308cm" draw:start-shape="id3" draw:start-glue-point="7" draw:end-shape="id6" draw:end-glue-point="0" svg:d="M10183 2154v577h6689v577" svg:viewBox="0 0 6690 1155">
          <text:p/>
        </draw:connector>
        <draw:custom-shape draw:style-name="gr9" draw:text-style-name="P7" draw:layer="layout" svg:width="0.318cm" svg:height="6.981cm" svg:x="18.062cm" svg:y="0.69cm">
          <text:p/>
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0" draw:text-style-name="P7" draw:layer="layout" svg:width="0.318cm" svg:height="2.922cm" svg:x="18.064cm" svg:y="8.415cm">
          <text:p/>
          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1" draw:text-style-name="P8" draw:layer="layout" svg:width="3.592cm" svg:height="0.729cm" draw:transform="rotate (1.5707963267949) translate (18.367cm 6.413cm)">
          <draw:text-box>
            <text:p><text:span text:style-name="T3">Abstract classes</text:span></text:p>
          </draw:text-box>
        </draw:frame>
        <draw:frame draw:style-name="gr12" draw:text-style-name="P8" draw:layer="layout" svg:width="3.406cm" svg:height="0.729cm" draw:transform="rotate (1.5707963267949) translate (18.381cm 11.374cm)">
          <draw:text-box>
            <text:p><text:span text:style-name="T3">Implementation</text:span></text:p>
          </draw:text-box>
        </draw:frame>
        <draw:custom-shape draw:style-name="gr3" draw:text-style-name="P5" xml:id="id11" draw:id="id11" draw:layer="layout" svg:width="0.952cm" svg:height="0.61cm" svg:x="0.446cm" svg:y="5.99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5" xml:id="id19" draw:id="id19" draw:layer="layout" svg:width="0.952cm" svg:height="0.61cm" svg:x="14.905cm" svg:y="5.9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4" xml:id="id12" draw:id="id12" draw:layer="layout" svg:width="3.193cm" svg:height="0.635cm" svg:x="0.282cm" svg:y="8.73cm">
          <text:p text:style-name="P3"><text:span text:style-name="T2">DSC_DStre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1cm" svg:height="0.635cm" svg:x="3.792cm" svg:y="8.73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7" draw:id="id7" draw:layer="layout" svg:width="2.772cm" svg:height="0.635cm" svg:x="13.006cm" svg:y="3.308cm">
          <text:p text:style-name="P1"><text:span text:style-name="T1">DSClassifier</text:span></text:p>
          <draw:enhanced-geometry svg:viewBox="0 0 21600 21600" draw:type="rectangle" draw:enhanced-path="M 0 0 L 21600 0 21600 21600 0 21600 0 0 Z N"/>
        </draw:custom-shape>
        <draw:connector draw:style-name="gr15" draw:text-style-name="P6" draw:layer="layout" svg:x1="10.183cm" svg:y1="2.154cm" svg:x2="14.392cm" svg:y2="3.308cm" draw:start-shape="id3" draw:start-glue-point="7" draw:end-shape="id7" draw:end-glue-point="0" svg:d="M10183 2154v577h4209v577" svg:viewBox="0 0 4210 1155">
          <text:p/>
        </draw:connector>
        <draw:custom-shape draw:style-name="gr16" draw:text-style-name="P7" draw:layer="layout" svg:width="5.521cm" svg:height="6.463cm" svg:x="12.169cm" svg:y="4.572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2.881cm" svg:height="0.729cm" svg:x="13.447cm" svg:y="9.975cm">
          <draw:text-box>
            <text:p><text:span text:style-name="T2">streamMOA</text:span></text:p>
          </draw:text-box>
        </draw:frame>
        <draw:connector draw:style-name="gr4" draw:text-style-name="P5" draw:layer="layout" draw:line-skew="0.011cm" svg:x1="10.183cm" svg:y1="2.154cm" svg:x2="3.835cm" svg:y2="3.262cm" draw:start-shape="id3" draw:start-glue-point="7" draw:end-shape="id8" draw:end-glue-point="0" svg:d="M10183 2154v565h-6348v543" svg:viewBox="0 0 6349 1109">
          <text:p/>
        </draw:connector>
        <draw:custom-shape draw:style-name="gr18" draw:text-style-name="P2" xml:id="id8" draw:id="id8" draw:layer="layout" svg:width="2.858cm" svg:height="0.635cm" svg:x="2.406cm" svg:y="3.262cm">
          <text:p text:style-name="P1"><text:span text:style-name="T1">DSAggregate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9" draw:id="id9" draw:layer="layout" svg:width="1.93cm" svg:height="0.635cm" svg:x="0.373cm" svg:y="5.326cm">
          <text:p text:style-name="P1"><text:span text:style-name="T1">DSC_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xml:id="id10" draw:id="id10" draw:layer="layout" svg:width="2.715cm" svg:height="0.635cm" svg:x="5.749cm" svg:y="5.329cm">
          <text:p text:style-name="P1"><text:span text:style-name="T1">DSC_Mac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6" draw:layer="layout" draw:line-skew="0.152cm 0cm -0.154cm" svg:x1="1.338cm" svg:y1="5.326cm" svg:x2="7.409cm" svg:y2="4.578cm" draw:start-shape="id9" draw:start-glue-point="0" draw:end-shape="id2" draw:end-glue-point="7" svg:d="M1338 5326v-375h3280 2791v-373" svg:viewBox="0 0 6072 749">
          <text:p/>
        </draw:connector>
        <draw:connector draw:style-name="gr21" draw:text-style-name="P6" draw:layer="layout" draw:line-skew="-0.005cm" svg:x1="7.106cm" svg:y1="5.329cm" svg:x2="7.409cm" svg:y2="4.578cm" draw:start-shape="id10" draw:start-glue-point="0" draw:end-shape="id2" draw:end-glue-point="7" svg:d="M7106 5329v-380h303v-371" svg:viewBox="0 0 304 752">
          <text:p/>
        </draw:connector>
        <draw:custom-shape draw:style-name="gr22" draw:text-style-name="P2" xml:id="id21" draw:id="id21" draw:layer="layout" svg:width="3.35cm" svg:height="0.635cm" svg:x="8.637cm" svg:y="5.344cm">
          <text:p text:style-name="P1"><text:span text:style-name="T1">DSC_TwoStage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xml:id="id13" draw:id="id13" draw:layer="layout" svg:width="0.952cm" svg:height="0.61cm" svg:x="2.947cm" svg:y="5.99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5" xml:id="id16" draw:id="id16" draw:layer="layout" svg:width="0.952cm" svg:height="0.61cm" svg:x="6.647cm" svg:y="5.99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1cm" svg:height="0.635cm" svg:x="8.992cm" svg:y="8.73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xml:id="id17" draw:id="id17" draw:layer="layout" svg:width="0.952cm" svg:height="0.61cm" svg:x="4.348cm" svg:y="5.99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5" xml:id="id14" draw:id="id14" draw:layer="layout" svg:width="0.952cm" svg:height="0.61cm" svg:x="1.648cm" svg:y="5.99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5" draw:text-style-name="P6" draw:layer="layout" svg:x1="0.922cm" svg:y1="6.606cm" svg:x2="1.878cm" svg:y2="8.73cm" draw:start-shape="id11" draw:start-glue-point="7" draw:end-shape="id12" draw:end-glue-point="0" svg:d="M922 6606v1062h956v1062" svg:viewBox="0 0 957 2125">
          <text:p/>
        </draw:connector>
        <draw:connector draw:style-name="gr15" draw:text-style-name="P6" draw:layer="layout" svg:x1="3.423cm" svg:y1="6.607cm" svg:x2="1.878cm" svg:y2="8.73cm" draw:start-shape="id13" draw:start-glue-point="7" draw:end-shape="id12" draw:end-glue-point="0" svg:d="M3423 6607v1062h-1545v1061" svg:viewBox="0 0 1546 2124">
          <text:p/>
        </draw:connector>
        <draw:connector draw:style-name="gr15" draw:text-style-name="P6" draw:layer="layout" draw:line-skew="-0.394cm" svg:x1="2.124cm" svg:y1="6.608cm" svg:x2="6.788cm" svg:y2="8.73cm" draw:start-shape="id14" draw:start-glue-point="7" draw:end-shape="id15" draw:end-glue-point="0" svg:d="M2124 6608v667h4664v1455" svg:viewBox="0 0 4665 2123">
          <text:p/>
        </draw:connector>
        <draw:connector draw:style-name="gr15" draw:text-style-name="P6" draw:layer="layout" draw:line-skew="-0.394cm" svg:x1="7.123cm" svg:y1="6.607cm" svg:x2="6.788cm" svg:y2="8.73cm" draw:start-shape="id16" draw:start-glue-point="7" draw:end-shape="id15" draw:end-glue-point="0" svg:d="M7123 6607v668h-335v1455" svg:viewBox="0 0 336 2124">
          <text:p/>
        </draw:connector>
        <draw:connector draw:style-name="gr15" draw:text-style-name="P6" draw:layer="layout" draw:line-skew="-0.713cm" svg:x1="4.824cm" svg:y1="6.608cm" svg:x2="14.259cm" svg:y2="8.73cm" draw:start-shape="id17" draw:start-glue-point="7" draw:end-shape="id18" draw:end-glue-point="0" svg:d="M4824 6608v348h9435v1774" svg:viewBox="0 0 9436 2123">
          <text:p/>
        </draw:connector>
        <draw:connector draw:style-name="gr15" draw:text-style-name="P6" draw:layer="layout" draw:line-skew="-0.685cm" svg:x1="15.381cm" svg:y1="6.585cm" svg:x2="14.259cm" svg:y2="8.73cm" draw:start-shape="id19" draw:start-glue-point="7" draw:end-shape="id18" draw:end-glue-point="0" svg:d="M15381 6585v388h-1122v1757" svg:viewBox="0 0 1123 2146">
          <text:p/>
        </draw:connector>
        <draw:connector draw:style-name="gr15" draw:text-style-name="P6" draw:layer="layout" draw:line-skew="-0.153cm 0cm 0.151cm" svg:x1="7.409cm" svg:y1="4.578cm" svg:x2="4.046cm" svg:y2="5.328cm" draw:start-shape="id2" draw:start-glue-point="7" draw:end-shape="id20" draw:end-glue-point="0" svg:d="M7409 4578v374h-1205-2158v376" svg:viewBox="0 0 3364 751">
          <text:p/>
        </draw:connector>
        <draw:connector draw:style-name="gr15" draw:text-style-name="P6" draw:layer="layout" draw:line-skew="-0.144cm 1.032cm 1.51cm" svg:x1="7.409cm" svg:y1="4.578cm" svg:x2="10.312cm" svg:y2="5.344cm" draw:start-shape="id2" draw:start-glue-point="7" draw:end-shape="id21" draw:end-glue-point="0" svg:d="M7409 4578v383h30v-9h2873v392" svg:viewBox="0 0 2904 76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05cm" fo:page-height="11.9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ichael Hahsler</meta:initial-creator>
    <meta:creation-date>2011-07-22T14:22:39</meta:creation-date>
    <dc:date>2022-07-06T15:26:59.632661507</dc:date>
    <meta:editing-duration>PT2H11M9S</meta:editing-duration>
    <meta:editing-cycles>28</meta:editing-cycles>
    <meta:generator>LibreOffice/7.3.4.2$Linux_X86_64 LibreOffice_project/30$Build-2</meta:generator>
    <meta:document-statistic meta:object-count="47"/>
  </office:meta>
</office:document-meta>
</file>